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3">
      <style:paragraph-properties fo:line-height="100%" fo:text-align="justify" style:justify-single-word="false"/>
    </style:style>
    <style:style style:name="P2" style:family="paragraph" style:parent-style-name="Heading_20_3">
      <style:paragraph-properties fo:line-height="100%" fo:text-align="justify" style:justify-single-word="false"/>
      <style:text-properties fo:font-size="12pt" fo:font-weight="normal" officeooo:rsid="00063522" officeooo:paragraph-rsid="00063522" style:font-size-asian="10.5pt" style:font-weight-asian="normal" style:font-size-complex="12pt" style:font-weight-complex="normal"/>
    </style:style>
    <style:style style:name="P3" style:family="paragraph" style:parent-style-name="Heading_20_3">
      <style:paragraph-properties style:line-height-at-least="0.423cm"/>
      <style:text-properties fo:color="#000000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Heading_20_3">
      <style:paragraph-properties style:line-height-at-least="0.423cm"/>
      <style:text-properties style:use-window-font-color="true" style:font-name="Droid Sans Mono" fo:font-size="12pt" fo:font-weight="bold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justify" style:justify-single-word="false"/>
      <style:text-properties fo:color="#000000" style:font-name="Droid Sans Mono" fo:font-size="9pt" fo:font-weight="normal" officeooo:rsid="00058b6b" officeooo:paragraph-rsid="00058b6b" fo:background-color="transparent"/>
    </style:style>
    <style:style style:name="P6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transparent"/>
    </style:style>
    <style:style style:name="P7" style:family="paragraph" style:parent-style-name="Standard">
      <style:paragraph-properties style:line-height-at-least="0.423cm"/>
      <style:text-properties fo:color="#000000" fo:background-color="transparent"/>
    </style:style>
    <style:style style:name="P8" style:family="paragraph" style:parent-style-name="Standard">
      <style:paragraph-properties style:line-height-at-least="0.423cm"/>
      <style:text-properties fo:color="#000000" officeooo:paragraph-rsid="00058b6b" fo:background-color="transparent"/>
    </style:style>
    <style:style style:name="P9" style:family="paragraph" style:parent-style-name="Standard">
      <style:paragraph-properties style:line-height-at-least="0.423cm"/>
      <style:text-properties style:use-window-font-color="true" style:font-name="Droid Sans Mono" fo:font-size="9pt" fo:font-weight="normal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Droid Sans Mono" fo:font-size="9pt" fo:font-weight="normal" officeooo:paragraph-rsid="00089295" fo:background-color="transparent"/>
    </style:style>
    <style:style style:name="P11" style:family="paragraph" style:parent-style-name="Standard">
      <style:paragraph-properties style:line-height-at-least="0.423cm"/>
      <style:text-properties style:use-window-font-color="true" style:font-name="Droid Sans Mono" fo:font-size="9pt" fo:font-weight="normal" fo:background-color="transparent"/>
    </style:style>
    <style:style style:name="P12" style:family="paragraph" style:parent-style-name="Standard">
      <style:paragraph-properties style:line-height-at-least="0.423cm"/>
      <style:text-properties style:use-window-font-color="true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officeooo:rsid="0008de65" officeooo:paragraph-rsid="0008de65" fo:background-color="transparent"/>
    </style:style>
    <style:style style:name="P14" style:family="paragraph" style:parent-style-name="Standard">
      <style:paragraph-properties fo:text-align="justify" style:justify-single-word="false"/>
      <style:text-properties officeooo:rsid="0008de65" officeooo:paragraph-rsid="0008de65"/>
    </style:style>
    <style:style style:name="P15" style:family="paragraph" style:parent-style-name="Text_20_body">
      <style:paragraph-properties fo:text-align="justify" style:justify-single-word="false"/>
      <style:text-properties officeooo:paragraph-rsid="0006e119"/>
    </style:style>
    <style:style style:name="P16" style:family="paragraph" style:parent-style-name="Text_20_body">
      <style:paragraph-properties fo:text-align="justify" style:justify-single-word="false"/>
      <style:text-properties officeooo:paragraph-rsid="00089295"/>
    </style:style>
    <style:style style:name="P17" style:family="paragraph" style:parent-style-name="Text_20_body">
      <style:paragraph-properties fo:line-height="100%" fo:text-align="justify" style:justify-single-word="fals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058b6b" officeooo:paragraph-rsid="00058b6b"/>
    </style:style>
    <style:style style:name="P19" style:family="paragraph" style:parent-style-name="Text_20_body">
      <style:paragraph-properties fo:text-align="justify" style:justify-single-word="false"/>
      <style:text-properties officeooo:rsid="0008de65" officeooo:paragraph-rsid="0008de65"/>
    </style:style>
    <style:style style:name="T1" style:family="text">
      <style:text-properties fo:color="#f92672"/>
    </style:style>
    <style:style style:name="T2" style:family="text">
      <style:text-properties fo:color="#f92672" style:font-name="Droid Sans Mono" fo:font-size="9pt" fo:font-weight="normal"/>
    </style:style>
    <style:style style:name="T3" style:family="text">
      <style:text-properties fo:color="#f92672" style:font-name="Droid Sans Mono" fo:font-size="9pt" fo:font-weight="normal" fo:background-color="#272822" loext:char-shading-value="0"/>
    </style:style>
    <style:style style:name="T4" style:family="text">
      <style:text-properties fo:color="#f92672" fo:background-color="#272822" loext:char-shading-value="0"/>
    </style:style>
    <style:style style:name="T5" style:family="text">
      <style:text-properties fo:color="#f92672" fo:background-color="#ffffff"/>
    </style:style>
    <style:style style:name="T6" style:family="text">
      <style:text-properties fo:color="#f8f8f2"/>
    </style:style>
    <style:style style:name="T7" style:family="text">
      <style:text-properties fo:color="#f8f8f2" style:font-name="Droid Sans Mono" fo:font-size="9pt" fo:font-weight="normal" fo:background-color="#272822" loext:char-shading-value="0"/>
    </style:style>
    <style:style style:name="T8" style:family="text">
      <style:text-properties fo:color="#f8f8f2" fo:background-color="#272822" loext:char-shading-value="0"/>
    </style:style>
    <style:style style:name="T9" style:family="text">
      <style:text-properties fo:color="#f8f8f2" fo:background-color="#ffffff"/>
    </style:style>
    <style:style style:name="T10" style:family="text">
      <style:text-properties fo:color="#e6db74"/>
    </style:style>
    <style:style style:name="T11" style:family="text">
      <style:text-properties fo:color="#e6db74" style:font-name="Droid Sans Mono" fo:font-size="9pt" fo:font-weight="normal"/>
    </style:style>
    <style:style style:name="T12" style:family="text">
      <style:text-properties fo:color="#e6db74" style:font-name="Droid Sans Mono" fo:font-size="9pt" fo:font-weight="normal" fo:background-color="#272822" loext:char-shading-value="0"/>
    </style:style>
    <style:style style:name="T13" style:family="text">
      <style:text-properties fo:font-style="italic"/>
    </style:style>
    <style:style style:name="T14" style:family="text">
      <style:text-properties fo:color="#66d9ef" fo:font-style="italic"/>
    </style:style>
    <style:style style:name="T15" style:family="text">
      <style:text-properties fo:color="#66d9ef" style:font-name="Droid Sans Mono" fo:font-size="9pt" fo:font-style="italic" fo:font-weight="normal"/>
    </style:style>
    <style:style style:name="T16" style:family="text">
      <style:text-properties fo:color="#66d9ef" style:font-name="Droid Sans Mono" fo:font-size="9pt" fo:font-weight="normal"/>
    </style:style>
    <style:style style:name="T17" style:family="text">
      <style:text-properties fo:color="#a6e22e"/>
    </style:style>
    <style:style style:name="T18" style:family="text">
      <style:text-properties style:font-name="Droid Sans Mono" fo:font-size="9pt" fo:font-style="italic" fo:font-weight="normal"/>
    </style:style>
    <style:style style:name="T19" style:family="text">
      <style:text-properties style:font-name="Droid Sans Mono" fo:font-size="9pt" fo:font-style="italic" fo:font-weight="normal" officeooo:rsid="0006e119"/>
    </style:style>
    <style:style style:name="T20" style:family="text">
      <style:text-properties style:font-name="Droid Sans Mono" fo:font-size="9pt" fo:font-weight="normal"/>
    </style:style>
    <style:style style:name="T21" style:family="text">
      <style:text-properties style:font-name="Droid Sans Mono" fo:font-size="9pt" fo:font-weight="normal" fo:background-color="#272822" loext:char-shading-value="0"/>
    </style:style>
    <style:style style:name="T22" style:family="text">
      <style:text-properties style:font-name="Droid Sans Mono" fo:font-size="9pt" fo:font-style="normal" fo:font-weight="normal" officeooo:rsid="0006e119" style:font-style-asian="normal" style:font-style-complex="normal"/>
    </style:style>
    <style:style style:name="T23" style:family="text">
      <style:text-properties fo:color="#ae81ff"/>
    </style:style>
    <style:style style:name="T24" style:family="text">
      <style:text-properties fo:color="#ae81ff" style:font-name="Droid Sans Mono" fo:font-size="9pt" fo:font-weight="normal"/>
    </style:style>
    <style:style style:name="T25" style:family="text">
      <style:text-properties fo:color="#ae81ff" fo:background-color="#272822" loext:char-shading-value="0"/>
    </style:style>
    <style:style style:name="T26" style:family="text">
      <style:text-properties fo:color="#ae81ff" fo:background-color="#ffffff"/>
    </style:style>
    <style:style style:name="T27" style:family="text">
      <style:text-properties officeooo:rsid="0006e119"/>
    </style:style>
    <style:style style:name="T28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В архиве есть код с примерами вызова функций, все, при желании, можно наглядно посмотреть.</text:h>
      <text:h text:style-name="P1" text:outline-level="3">1. Указатели.</text:h>
      <text:p text:style-name="P17">Используя заголовочный файл &lt;math.h&gt;, описать функцию int calculateSquareEquality(int a, int b, int c, float* x1, float* x2), которая будет решать квадратное уравнение вида a * x ^ 2 + b * x + c = 0,<text:line-break/>и записывать корни этого уравнения в переменные, адреса которых переданы в качестве указателей х1 и х2. Функция должна вернуть -1, если уравнение не имеет корней, 0, если у уравнения есть один корень, и 1, если у уравнения два корня.</text:p>
      <text:p text:style-name="P18">Решение:</text:p>
      <text:p text:style-name="P5">#include &lt;math.h&gt;</text:p>
      <text:p text:style-name="P7"/>
      <text:p text:style-name="P6"><text:span text:style-name="T13">int</text:span> calculateSquareEquality(<text:span text:style-name="T13">int</text:span> a, <text:span text:style-name="T13">int</text:span> b, <text:span text:style-name="T13">int</text:span> c, <text:span text:style-name="T13">float</text:span>* x1, <text:span text:style-name="T13">float</text:span>* x2)</text:p>
      <text:p text:style-name="P6">{</text:p>
      <text:p text:style-name="P7"><text:span text:style-name="T18"><text:s text:c="3"/>float</text:span><text:span text:style-name="T20"> root1;</text:span></text:p>
      <text:p text:style-name="P8"><text:span text:style-name="T18"><text:s text:c="3"/>float</text:span><text:span text:style-name="T20"> root2;</text:span></text:p>
      <text:p text:style-name="P8"><text:span text:style-name="T18"><text:s text:c="3"/></text:span><text:span text:style-name="T20">// вообще не понятно для чего вводить коэффициент а = 0, но</text:span></text:p>
      <text:p text:style-name="P8"><text:span text:style-name="T18"><text:s text:c="3"/></text:span><text:span text:style-name="T20">// предусмотреть такое мы должны</text:span></text:p>
      <text:p text:style-name="P8"><text:span text:style-name="T18"><text:s text:c="3"/></text:span><text:span text:style-name="T22">i</text:span><text:span text:style-name="T20">f (a == 0) {</text:span></text:p>
      <text:p text:style-name="P6">root1 = root2 = (<text:span text:style-name="T13">float</text:span>)-c/b</text:p>
      <text:p text:style-name="P7"><text:span text:style-name="T20"><text:s text:c="6"/>if (x1) *x1 = root1;</text:span></text:p>
      <text:p text:style-name="P8"><text:span text:style-name="T20"><text:s text:c="6"/>if (x2) *x2 = root2;</text:span></text:p>
      <text:p text:style-name="P8"><text:span text:style-name="T20"><text:s text:c="6"/>return 0;</text:span></text:p>
      <text:p text:style-name="P6">} else {</text:p>
      <text:p text:style-name="P7"><text:span text:style-name="T18"><text:s text:c="3"/>double</text:span><text:span text:style-name="T20"> D = b * b - 4 * a * c;</text:span></text:p>
      <text:p text:style-name="P7"><text:span text:style-name="T20"><text:s text:c="3"/>if (D &gt; 0) {</text:span></text:p>
      <text:p text:style-name="P7"><text:s text:c="4"/><text:span text:style-name="T20">root1 = (-b + sqrt(D))/(2*a);</text:span></text:p>
      <text:p text:style-name="P7"><text:s text:c="4"/><text:span text:style-name="T20">root2 = (-b - sqrt(D))/(2*a);</text:span></text:p>
      <text:p text:style-name="P7"><text:span text:style-name="T20"><text:s text:c="9"/>if (x1) *x1 = root1;</text:span></text:p>
      <text:p text:style-name="P7"><text:span text:style-name="T20"><text:s text:c="9"/>if (x2) *x2 = root2;</text:span></text:p>
      <text:p text:style-name="P7"><text:s text:c="4"/><text:span text:style-name="T20">return 1;</text:span></text:p>
      <text:p text:style-name="P7"><text:span text:style-name="T20"><text:s text:c="3"/>} else if (D == 0) {</text:span></text:p>
      <text:p text:style-name="P7"><text:span text:style-name="T20"><text:s text:c="4"/>root1 = root2 = (</text:span><text:span text:style-name="T18">float</text:span><text:span text:style-name="T20">)-b/(2*a);</text:span></text:p>
      <text:p text:style-name="P7"><text:span text:style-name="T20"><text:s text:c="9"/>if (x1) *x1 = root1;</text:span></text:p>
      <text:p text:style-name="P7"><text:span text:style-name="T20"><text:s text:c="9"/>if (x2) *x2 = root2;</text:span></text:p>
      <text:p text:style-name="P7"><text:s text:c="4"/><text:span text:style-name="T20">return 0;</text:span></text:p>
      <text:p text:style-name="P7"><text:span text:style-name="T20"><text:s text:c="3"/>} else</text:span></text:p>
      <text:p text:style-name="P7"><text:s text:c="4"/><text:span text:style-name="T20">return -1;</text:span></text:p>
      <text:p text:style-name="P7"><text:span text:style-name="T20"><text:s text:c="3"/>}</text:span></text:p>
      <text:p text:style-name="P7"><text:span text:style-name="T20"><text:s text:c="3"/>// пользователь может передать ничем (NULL)</text:span></text:p>
      <text:p text:style-name="P7"><text:span text:style-name="T20"><text:s text:c="3"/>// неинициализированные указатели в функцию</text:span></text:p>
      <text:p text:style-name="P7"><text:span text:style-name="T20"><text:s text:c="3"/>// ошибки сегментирования (дамп памяти) не будет, если делать проверку на NULL,</text:span></text:p>
      <text:p text:style-name="P7"><text:span text:style-name="T20"><text:s text:c="3"/>// мы будем знать кол-во решений уравнения, но не значения его корней,</text:span></text:p>
      <text:p text:style-name="P7"><text:span text:style-name="T20"><text:s text:c="3"/>// основная программа при этом продолжит выполняться</text:span>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3" text:outline-level="3"><text:soft-page-break/>2. Массивы, часть 1.</text:h>
      <text:p text:style-name="P15">Инициализировать массив из целых чисел, описать функцию, принимающую на вход этот массив. Функция должна вернуть ноль, если в массиве нет нечётных чисел, в противном случае удвоить все нечётные числа в массиве и вернуть единицу.</text:p>
      <text:p text:style-name="P15">После выполнения функции, если массив был изменён, вывести все числа из него на экран.</text:p>
      <text:p text:style-name="P19">Решение:</text:p>
      <text:p text:style-name="P9">#include &lt;stdio.h&gt;</text:p>
      <text:p text:style-name="P9"><text:span text:style-name="T13"/></text:p>
      <text:p text:style-name="P9"><text:span text:style-name="T13">int</text:span> massif (<text:span text:style-name="T13">int</text:span>* array, <text:span text:style-name="T13">int</text:span> array_size)</text:p>
      <text:p text:style-name="P9">{</text:p>
      <text:p text:style-name="P9"><text:span text:style-name="T13">int</text:span> odd = 0;</text:p>
      <text:p text:style-name="P9">for (<text:span text:style-name="T13">int</text:span> i = 0; i &lt; array_size; i++) {</text:p>
      <text:p text:style-name="P12"><text:span text:style-name="T20"><text:s text:c="6"/>if (array[i] % 2 != 0) {</text:span></text:p>
      <text:p text:style-name="P12"><text:span text:style-name="T20"><text:s text:c="10"/>array[i] *=2;</text:span></text:p>
      <text:p text:style-name="P11"><text:span text:style-name="T28"><text:s text:c="10"/>if (odd == 0) odd = 1;</text:span></text:p>
      <text:p text:style-name="P9"><text:s text:c="6"/>}</text:p>
      <text:p text:style-name="P9">}</text:p>
      <text:p text:style-name="P9">if (odd) {</text:p>
      <text:p text:style-name="P12"><text:span text:style-name="T20"><text:s text:c="6"/>for (</text:span><text:span text:style-name="T18">int</text:span><text:span text:style-name="T20"> i = 0; i &lt; array_size; i++) {</text:span></text:p>
      <text:p text:style-name="P12"><text:span text:style-name="T20"><text:s text:c="9"/>printf("%d ", array[i]);</text:span></text:p>
      <text:p text:style-name="P12"><text:span text:style-name="T20"><text:s text:c="6"/>}</text:span></text:p>
      <text:p text:style-name="P12"><text:span text:style-name="T20"><text:s text:c="6"/>printf("\n");</text:span></text:p>
      <text:p text:style-name="P12"><text:span text:style-name="T20"><text:s text:c="6"/>return 1;</text:span></text:p>
      <text:p text:style-name="P12"><text:span text:style-name="T20"><text:s text:c="3"/>} else return 0;</text:span></text:p>
      <text:p text:style-name="P9">}</text:p>
      <text:p text:style-name="P9"/>
      <text:h text:style-name="P4" text:outline-level="3">3. Массивы, часть 2.</text:h>
      <text:p text:style-name="P16">Как известно, переменная типа integer занимает в памяти 4 байта, а переменная типа short — два байта. Опишите функцию, которая принимает массив из тридцатидвухразрядных чисел (типа int), и выводит его на экран шестнадцатиразрядными числами (типа short).</text:p>
      <text:p text:style-name="P16">По сути, это задача приведения типа массива. Широко применяется для расшифровывания данных из входящих потоков или логов цифровых систем.</text:p>
      <text:p text:style-name="P19">Решение:</text:p>
      <text:p text:style-name="P13"><text:span text:style-name="T20">#include &lt;stdio.h&gt;</text:span></text:p>
      <text:p text:style-name="P14"><text:span text:style-name="T12"/></text:p>
      <text:p text:style-name="P10"><text:span text:style-name="T13">void</text:span> conversion_massif(<text:span text:style-name="T13">int</text:span>* array, <text:span text:style-name="T13">int</text:span> size)</text:p>
      <text:p text:style-name="P9">{</text:p>
      <text:p text:style-name="P12"><text:span text:style-name="T18"><text:s text:c="3"/>short</text:span><text:span text:style-name="T20">* arr = (</text:span><text:span text:style-name="T18">short</text:span><text:span text:style-name="T20">*)array;</text:span></text:p>
      <text:p text:style-name="P12"><text:span text:style-name="T20"><text:s text:c="3"/>size *= sizeof(</text:span><text:span text:style-name="T18">int</text:span><text:span text:style-name="T20">)/sizeof(</text:span><text:span text:style-name="T18">short</text:span><text:span text:style-name="T20">);</text:span></text:p>
      <text:p text:style-name="P12"><text:span text:style-name="T20"><text:s text:c="3"/>while (size--)</text:span></text:p>
      <text:p text:style-name="P12"><text:span text:style-name="T20"><text:s text:c="6"/>printf("%hd ", *arr++);</text:span></text:p>
      <text:p text:style-name="P12"><text:span text:style-name="T20"><text:s text:c="3"/>printf("\n");</text:span></text:p>
      <text:p text:style-name="P9">}</text:p>
      <text:p text:style-name="P16"/>
      <text:p text:style-name="P9"/>
      <text:p text:style-name="P6"/>
      <text:p text:style-name="P6"/>
      <text:p text:style-name="P6"/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50%"/>
      <style:paragraph-properties>
        <style:tab-stops/>
      </style:paragraph-properties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38cm" fo:margin-bottom="2cm" fo:margin-left="1.058cm" fo:margin-right="0.94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7:46:18.374339035</meta:creation-date>
    <dc:date>2018-11-23T18:13:39.879521637</dc:date>
    <meta:editing-duration>PT27M1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464" meta:character-count="2823" meta:non-whitespace-character-count="2223"/>
  </office:meta>
</office:document-meta>
</file>